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801FA3213D10A8C7.png" manifest:media-type="image/png"/>
  <manifest:file-entry manifest:full-path="Pictures/1000000000000008000000089F0FC9CC82FF44CC.png" manifest:media-type="image/png"/>
  <manifest:file-entry manifest:full-path="Pictures/1000000000000008000000086C3974BFC5291325.png" manifest:media-type="image/png"/>
  <manifest:file-entry manifest:full-path="Pictures/1000000000000008000000081E8D9FEEFCC8BBB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000000" draw:marker-start-width="0.438cm" draw:marker-end-width="0.438cm" draw:fill-color="#999999" draw:textarea-horizontal-align="justify" draw:textarea-vertical-align="middle" draw:auto-grow-height="false" fo:min-height="12.144cm" fo:min-width="11.894cm" fo:padding-top="0.204cm" fo:padding-bottom="0.204cm" fo:padding-left="0.329cm" fo:padding-right="0.329cm"/>
    </style:style>
    <style:style style:name="gr2" style:family="graphic" style:parent-style-name="standard">
      <style:graphic-properties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59cm" svg:stroke-color="#000000" draw:marker-start-width="0.438cm" draw:marker-end-width="0.438cm" draw:fill-color="#999999" draw:textarea-horizontal-align="justify" draw:textarea-vertical-align="middle" draw:auto-grow-height="false" fo:min-height="15.566cm" fo:min-width="15.316cm" fo:padding-top="0.204cm" fo:padding-bottom="0.204cm" fo:padding-left="0.329cm" fo:padding-right="0.329cm"/>
    </style:style>
    <style:style style:name="gr5" style:family="graphic" style:parent-style-name="standard">
      <style:graphic-properties svg:stroke-width="0.159cm" svg:stroke-color="#000000" draw:marker-start-width="0.438cm" draw:marker-end-width="0.438cm" draw:fill-color="#999999" draw:textarea-horizontal-align="justify" draw:textarea-vertical-align="middle" draw:auto-grow-height="false" fo:min-height="11.986cm" fo:min-width="11.736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000000" draw:marker-start-width="0.438cm" draw:marker-end-width="0.438cm" draw:fill="hatch" draw:fill-color="#999999" draw:fill-hatch-name="Yellow_20_45_20_Degrees_20_Crossed" draw:textarea-horizontal-align="justify" draw:textarea-vertical-align="middle" draw:auto-grow-height="false" fo:min-height="5.249cm" fo:min-width="4.999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svg:stroke-color="#000000" draw:marker-start-width="0.438cm" draw:marker-end-width="0.438cm" draw:fill="hatch" draw:fill-color="#999999" draw:fill-hatch-name="Yellow_20_45_20_Degrees_20_Crossed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svg:stroke-width="0.159cm" svg:stroke-color="#000000" draw:marker-start-width="0.438cm" draw:marker-end-width="0.438cm" draw:fill="solid" draw:fill-color="#c9211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000000" draw:marker-start-width="0.438cm" draw:marker-end-width="0.438cm" draw:fill="solid" draw:fill-color="#127622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000000" draw:marker-start-width="0.438cm" draw:marker-end-width="0.438cm" draw:fill-color="#999999" draw:textarea-horizontal-align="justify" draw:textarea-vertical-align="middle" draw:auto-grow-height="false" fo:min-height="10.2cm" fo:min-width="9.95cm" fo:padding-top="0.204cm" fo:padding-bottom="0.204cm" fo:padding-left="0.329cm" fo:padding-right="0.329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hatch" draw:fill-color="#999999" draw:fill-hatch-name="Yellow_20_45_20_Degrees_20_Crossed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c9211e"/>
      <style:paragraph-properties fo:text-align="center"/>
    </style:style>
    <style:style style:name="P7" style:family="paragraph">
      <loext:graphic-properties draw:fill="solid" draw:fill-color="#127622"/>
      <style:paragraph-properties fo:text-align="center"/>
    </style:style>
  </office:automatic-styles>
  <office:body>
    <office:presentation>
      <draw:page draw:name="page1" draw:style-name="dp1" draw:master-page-name="Default">
        <draw:custom-shape draw:style-name="gr1" draw:text-style-name="P1" draw:layer="layout" svg:width="17.526cm" svg:height="17.526cm" svg:x="5.237cm" svg:y="1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" draw:text-style-name="P2" draw:layer="layout" svg:width="0.001cm" svg:height="0.001cm" svg:x="5.237cm" svg:y="1.89cm" draw:kind="arc" draw:start-angle="105.15" draw:end-angle="74.7">
          <text:p/>
        </draw:circl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ircle draw:style-name="gr2" draw:text-style-name="P2" draw:layer="layout" svg:width="0.001cm" svg:height="0.001cm" svg:x="5.237cm" svg:y="1.89cm" draw:kind="arc" draw:start-angle="105.15" draw:end-angle="74.7">
          <text:p/>
        </draw:circle>
        <draw:custom-shape draw:style-name="gr4" draw:text-style-name="P1" draw:layer="layout" svg:width="17.526cm" svg:height="17.526cm" svg:x="5.237cm" svg:y="1.7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ircle draw:style-name="gr2" draw:text-style-name="P2" draw:layer="layout" svg:width="0.001cm" svg:height="0.001cm" svg:x="5.237cm" svg:y="1.89cm" draw:kind="arc" draw:start-angle="105.15" draw:end-angle="74.7">
          <text:p/>
        </draw:circle>
        <draw:g>
          <draw:custom-shape draw:style-name="gr5" draw:text-style-name="P1" draw:layer="layout" svg:width="17.526cm" svg:height="17.526cm" svg:x="5.237cm" svg:y="1.7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7.999cm" svg:height="7.999cm" svg:x="10.001cm" svg:y="6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g>
          <draw:custom-shape draw:style-name="gr5" draw:text-style-name="P1" draw:layer="layout" svg:width="17.526cm" svg:height="17.526cm" svg:x="5.237cm" svg:y="1.7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2" draw:text-style-name="P2" draw:layer="layout" svg:width="0.001cm" svg:height="0.001cm" svg:x="5.237cm" svg:y="1.89cm" draw:kind="arc" draw:start-angle="105.15" draw:end-angle="74.7">
            <text:p/>
          </draw:circle>
          <draw:ellipse draw:style-name="gr7" draw:text-style-name="P4" draw:layer="layout" svg:width="8.754cm" svg:height="8.762cm" svg:x="9.724cm" svg:y="6.13cm" draw:kind="cut" draw:start-angle="295.18" draw:end-angle="65.47">
            <text:p/>
          </draw:ellipse>
          <draw:ellipse draw:style-name="gr7" draw:text-style-name="P4" draw:layer="layout" svg:width="8.809cm" svg:height="8.817cm" svg:x="9.523cm" svg:y="6.102cm" draw:kind="cut" draw:start-angle="114.52" draw:end-angle="244.82">
            <text:p/>
          </draw:ellipse>
        </draw:g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g>
          <draw:circle draw:style-name="gr8" draw:text-style-name="P6" draw:layer="layout" svg:width="4.6cm" svg:height="4.599cm" svg:x="11.068cm" svg:y="0.828cm" draw:kind="cut" draw:start-angle="335.96" draw:end-angle="202.62">
            <text:p/>
          </draw:circle>
          <draw:circle draw:style-name="gr9" draw:text-style-name="P7" draw:layer="layout" svg:width="4.6cm" svg:height="4.599cm" draw:transform="rotate (-3.14159265358979) translate (15.668cm 20.254cm)" draw:kind="cut" draw:start-angle="337.37" draw:end-angle="204.04">
            <text:p/>
          </draw:circle>
          <draw:custom-shape draw:style-name="gr10" draw:text-style-name="P1" draw:layer="layout" svg:width="15cm" svg:height="15cm" svg:x="5.868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2" draw:text-style-name="P2" draw:layer="layout" svg:width="0.001cm" svg:height="0.001cm" svg:x="13.368cm" svg:y="1.89cm" draw:kind="arc" draw:start-angle="105.15" draw:end-angle="74.7">
            <text:p/>
          </draw:circle>
        </draw:g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Green_20_30_20_Degrees" draw:display-name="Green 30 Degrees" draw:style="single" draw:color="#00a933" draw:distance="0.203cm" draw:rotation="300"/>
    <draw:hatch draw:name="Yellow_20_45_20_Degrees_20_Crossed" draw:display-name="Yellow 45 Degrees Crossed" draw:style="double" draw:color="#ffbf00" draw:distance="0.41cm" draw:rotation="450"/>
    <draw:fill-image draw:name="_32_0_20_Percent" draw:display-name="20 Percent" xlink:href="Pictures/100000000000000800000008801FA3213D10A8C7.png" xlink:type="simple" xlink:show="embed" xlink:actuate="onLoad"/>
    <draw:fill-image draw:name="_35__20_Percent" draw:display-name="5 Percent" xlink:href="Pictures/1000000000000008000000089F0FC9CC82FF44CC.png" xlink:type="simple" xlink:show="embed" xlink:actuate="onLoad"/>
    <draw:fill-image draw:name="Dashed_20_Horizontal" draw:display-name="Dashed Horizontal" xlink:href="Pictures/1000000000000008000000086C3974BFC5291325.png" xlink:type="simple" xlink:show="embed" xlink:actuate="onLoad"/>
    <draw:fill-image draw:name="Divot" xlink:href="Pictures/1000000000000008000000081E8D9FEEFCC8BBB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5cm" presentation:class="title" presentation:placeholder="true">
        <draw:text-box/>
      </draw:frame>
      <draw:frame presentation:style-name="Default-outline1" draw:layer="backgroundobjects" svg:width="25.199cm" svg:height="12.179cm" svg:x="1.4cm" svg:y="4.911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2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2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20T13:43:40.626000000</meta:creation-date>
    <dc:date>2020-08-20T15:17:31.165000000</dc:date>
    <meta:editing-duration>PT1H33M46S</meta:editing-duration>
    <meta:editing-cycles>13</meta:editing-cycles>
    <meta:generator>LibreOffice/7.0.0.3$Windows_X86_64 LibreOffice_project/8061b3e9204bef6b321a21033174034a5e2ea88e</meta:generator>
    <meta:document-statistic meta:object-count="49"/>
  </office:meta>
</office:document-meta>
</file>